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22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5.713cm"/>
    </style:style>
    <style:style style:name="co4" style:family="table-column">
      <style:table-column-properties fo:break-before="auto" style:column-width="3.762cm"/>
    </style:style>
    <style:style style:name="co5" style:family="table-column">
      <style:table-column-properties fo:break-before="auto" style:column-width="3.44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DenseNet121</text:p>
          </table:table-cell>
          <table:table-cell office:value-type="string" calcext:value-type="string">
            <text:p>Pretrained on Image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Benign</text:p>
          </table:table-cell>
          <table:table-cell office:value-type="string" calcext:value-type="string">
            <text:p>FGSM 8/255 black-box</text:p>
          </table:table-cell>
          <table:table-cell office:value-type="string" calcext:value-type="string">
            <text:p>Training tim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.81" calcext:value-type="float">
            <text:p>95.81</text:p>
          </table:table-cell>
          <table:table-cell office:value-type="float" office:value="36.99" calcext:value-type="float">
            <text:p>36.99</text:p>
          </table:table-cell>
          <table:table-cell office:value-type="float" office:value="4612" calcext:value-type="float">
            <text:p>46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.84" calcext:value-type="float">
            <text:p>95.84</text:p>
          </table:table-cell>
          <table:table-cell office:value-type="float" office:value="35.27" calcext:value-type="float">
            <text:p>35.27</text:p>
          </table:table-cell>
          <table:table-cell office:value-type="float" office:value="4567" calcext:value-type="float">
            <text:p>456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.31" calcext:value-type="float">
            <text:p>95.31</text:p>
          </table:table-cell>
          <table:table-cell office:value-type="float" office:value="36.71" calcext:value-type="float">
            <text:p>36.71</text:p>
          </table:table-cell>
          <table:table-cell office:value-type="float" office:value="4555" calcext:value-type="float">
            <text:p>455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.89" calcext:value-type="float">
            <text:p>95.89</text:p>
          </table:table-cell>
          <table:table-cell office:value-type="float" office:value="36.84" calcext:value-type="float">
            <text:p>36.84</text:p>
          </table:table-cell>
          <table:table-cell office:value-type="float" office:value="4566" calcext:value-type="float">
            <text:p>456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.93" calcext:value-type="float">
            <text:p>95.93</text:p>
          </table:table-cell>
          <table:table-cell office:value-type="float" office:value="36.15" calcext:value-type="float">
            <text:p>36.15</text:p>
          </table:table-cell>
          <table:table-cell office:value-type="float" office:value="4584" calcext:value-type="float">
            <text:p>4584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9:.B13])" office:value-type="float" office:value="95.756" calcext:value-type="float">
            <text:p>95.756</text:p>
          </table:table-cell>
          <table:table-cell table:formula="of:=AVERAGE([.C9:.C13])" office:value-type="float" office:value="36.392" calcext:value-type="float">
            <text:p>36.392</text:p>
          </table:table-cell>
          <table:table-cell table:formula="of:=AVERAGE([.D9:.D13])" office:value-type="float" office:value="4576.8" calcext:value-type="float">
            <text:p>4576.8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9:.B13])" office:value-type="float" office:value="0.253535007444732" calcext:value-type="float">
            <text:p>0.253535007444732</text:p>
          </table:table-cell>
          <table:table-cell table:formula="of:=STDEV([.C9:.C14])" office:value-type="float" office:value="0.62878931288628" calcext:value-type="float">
            <text:p>0.62878931288628</text:p>
          </table:table-cell>
          <table:table-cell table:formula="of:=STDEV([.D9:.D14])" office:value-type="float" office:value="19.8937176012931" calcext:value-type="float">
            <text:p>19.893717601293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sore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mbda</text:p>
          </table:table-cell>
          <table:table-cell table:style-name="ce1" office:value-type="float" office:value="0.05" calcext:value-type="float">
            <text:p>5.00E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Benign</text:p>
          </table:table-cell>
          <table:table-cell office:value-type="string" calcext:value-type="string">
            <text:p>FGSM 8/255 black-box</text:p>
          </table:table-cell>
          <table:table-cell office:value-type="string" calcext:value-type="string">
            <text:p>Training tim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.43" calcext:value-type="float">
            <text:p>95.43</text:p>
          </table:table-cell>
          <table:table-cell office:value-type="float" office:value="36.95" calcext:value-type="float">
            <text:p>36.95</text:p>
          </table:table-cell>
          <table:table-cell office:value-type="float" office:value="20849" calcext:value-type="float">
            <text:p>208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.78" calcext:value-type="float">
            <text:p>95.78</text:p>
          </table:table-cell>
          <table:table-cell office:value-type="float" office:value="34.72" calcext:value-type="float">
            <text:p>34.72</text:p>
          </table:table-cell>
          <table:table-cell office:value-type="float" office:value="20041" calcext:value-type="float">
            <text:p>2004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.29" calcext:value-type="float">
            <text:p>95.29</text:p>
          </table:table-cell>
          <table:table-cell office:value-type="float" office:value="38.13" calcext:value-type="float">
            <text:p>38.13</text:p>
          </table:table-cell>
          <table:table-cell office:value-type="float" office:value="20148" calcext:value-type="float">
            <text:p>2014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2:.B26])" office:value-type="float" office:value="95.5" calcext:value-type="float">
            <text:p>95.5</text:p>
          </table:table-cell>
          <table:table-cell table:formula="of:=AVERAGE([.C22:.C26])" office:value-type="float" office:value="36.6" calcext:value-type="float">
            <text:p>36.6</text:p>
          </table:table-cell>
          <table:table-cell table:formula="of:=AVERAGE([.D22:.D26])" office:value-type="float" office:value="20346" calcext:value-type="float">
            <text:p>20346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22:.B26])" office:value-type="float" office:value="0.252388589282476" calcext:value-type="float">
            <text:p>0.252388589282476</text:p>
          </table:table-cell>
          <table:table-cell table:formula="of:=STDEV([.C22:.C27])" office:value-type="float" office:value="1.41395426611566" calcext:value-type="float">
            <text:p>1.41395426611566</text:p>
          </table:table-cell>
          <table:table-cell table:formula="of:=STDEV([.D22:.D27])" office:value-type="float" office:value="358.347131517285" calcext:value-type="float">
            <text:p>358.34713151728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Test-t apparié</text:span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fférence de moyenne supposé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yenne</text:p>
          </table:table-cell>
          <table:table-cell table:formula="of:=AVERAGE([$Feuille1.$C$9:.$C$13])" office:value-type="float" office:value="36.392" calcext:value-type="float">
            <text:p>36.392</text:p>
          </table:table-cell>
          <table:table-cell table:formula="of:=AVERAGE([$Feuille1.$C$22:.$C$24])" office:value-type="float" office:value="36.6" calcext:value-type="float">
            <text:p>36.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riance</text:p>
          </table:table-cell>
          <table:table-cell table:formula="of:=VAR([$Feuille1.$C$9:.$C$13])" office:value-type="float" office:value="0.49422" calcext:value-type="float">
            <text:p>0.49422</text:p>
          </table:table-cell>
          <table:table-cell table:formula="of:=VAR([$Feuille1.$C$22:.$C$24])" office:value-type="float" office:value="2.99890000000001" calcext:value-type="float">
            <text:p>2.998900000000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bservations</text:p>
          </table:table-cell>
          <table:table-cell table:formula="of:=COUNT([$Feuille1.$C$9:.$C$13])" office:value-type="float" office:value="5" calcext:value-type="float">
            <text:p>5</text:p>
          </table:table-cell>
          <table:table-cell table:formula="of:=COUNT([$Feuille1.$C$22:.$C$24]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rrélation Pearson</text:p>
          </table:table-cell>
          <table:table-cell table:formula="of:=CORREL([$Feuille1.$C$9:.$C$13];[$Feuille1.$C$22:.$C$24])" office:value-type="string" office:string-value="" calcext:value-type="error">
            <text:p>Err :5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fférence de moyenne observée</text:p>
          </table:table-cell>
          <table:table-cell table:number-matrix-columns-spanned="1" table:number-matrix-rows-spanned="1" table:formula="of:=AVERAGE(IF(ISODD(IF(ISNUMBER([$Feuille1.$C$9:.$C$13]); 1; 0) * IF(ISNUMBER([$Feuille1.$C$22:.$C$24]); 1; 0)); [$Feuille1.$C$9:.$C$13] - [$Feuille1.$C$22:.$C$24]; &quot;NA&quot;))" office:value-type="float" office:value="-0.276666666666666" calcext:value-type="float">
            <text:p>-0.27666666666666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ariance des différences</text:p>
          </table:table-cell>
          <table:table-cell table:number-matrix-columns-spanned="1" table:number-matrix-rows-spanned="1" table:formula="of:=VAR(IF(ISODD(IF(ISNUMBER([$Feuille1.$C$9:.$C$13]); 1; 0) * IF(ISNUMBER([$Feuille1.$C$22:.$C$24]); 1; 0)); [$Feuille1.$C$9:.$C$13] - [$Feuille1.$C$22:.$C$24]; &quot;NA&quot;))" office:value-type="float" office:value="1.04543333333334" calcext:value-type="float">
            <text:p>1.0454333333333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Feuille1.$C$9:.$C$13]); 1; 0) * IF(ISNUMBER([$Feuille1.$C$22:.$C$24]); 1; 0)) - 1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t t</text:p>
          </table:table-cell>
          <table:table-cell table:formula="of:=([$Feuille1.$D$39] - [$Feuille1.$D$33]) / ([$Feuille1.$D$40] / ( [$Feuille1.$D$41] + 1)) ^ 0.5" office:value-type="float" office:value="-0.468672307806539" calcext:value-type="float">
            <text:p>-0.46867230780653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 (T&lt;=t) unilatéral</text:p>
          </table:table-cell>
          <table:table-cell table:formula="of:=LEGACY.TDIST(ABS([$Feuille1.$D$42]); [$Feuille1.$D$41]; 1)" office:value-type="float" office:value="0.342711604224846" calcext:value-type="float">
            <text:p>0.34271160422484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 unilatéral critique</text:p>
          </table:table-cell>
          <table:table-cell table:formula="of:=TINV(2*[$Feuille1.$D$32]; [$Feuille1.$D$41])" office:value-type="float" office:value="2.91998558035373" calcext:value-type="float">
            <text:p>2.9199855803537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 (T&lt;=t) bilatéral</text:p>
          </table:table-cell>
          <table:table-cell table:formula="of:=LEGACY.TDIST(ABS([$Feuille1.$D$42]); [$Feuille1.$D$41]; 2)" office:value-type="float" office:value="0.685423208449691" calcext:value-type="float">
            <text:p>0.68542320844969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 bilatéral critique</text:p>
          </table:table-cell>
          <table:table-cell table:formula="of:=TINV([$Feuille1.$D$32]; [$Feuille1.$D$41])" office:value-type="float" office:value="4.30265272974946" calcext:value-type="float">
            <text:p>4.3026527297494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2">00/00/0000</text:date>, <text:time style:data-style-name="N2" text:time-value="10:13:06.1199352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18:06:11.844630081</meta:creation-date>
    <meta:generator>LibreOffice/7.0.4.2$Linux_X86_64 LibreOffice_project/00$Build-2</meta:generator>
    <dc:date>2023-02-22T10:32:45.007633676</dc:date>
    <meta:editing-duration>PT39M22S</meta:editing-duration>
    <meta:editing-cycles>11</meta:editing-cycles>
    <meta:document-statistic meta:table-count="1" meta:cell-count="109" meta:object-count="0"/>
  </office:meta>
</office:document-meta>
</file>